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GODLESS (58:1-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 AND THE GODLESS (58:1-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perversions (5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perversions (58:1-5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pervert justice (5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lie (58:3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refuse to listen (58:4-5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GOD AND THE GODLESS (58:1-9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ir perversions (58:1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ir punishment (58:6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ir punishment (58:6-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reak off their fangs (58:6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Make them disappear (58:7-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 AND THE GODLESS (58:1-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perversions (5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punishment (58:6-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PSALM 5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 AND THE GODLESS (58:1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 AND THE GODLY (58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8 </dc:title>
    <meta:initial-creator>David STRICKLAND</meta:initial-creator>
    <dc:creator>David STRICKLAND</dc:creator>
    <meta:creation-date>2020-02-22T19:33:15Z</meta:creation-date>
    <dc:date>2020-02-22T19:33:16Z</dc:date>
    <meta:template xlink:href="BibleStudy" xlink:type="simple"/>
    <meta:editing-cycles>1</meta:editing-cycles>
    <meta:editing-duration>PT0S</meta:editing-duration>
    <meta:document-statistic meta:paragraph-count="20" meta:word-count="124"/>
  </office:meta>
</office:document-meta>
</file>